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style:font-name="Liberation Sans" fo:language="ro" fo:country="RO" fo:font-weight="normal" officeooo:rsid="0001204d" officeooo:paragraph-rsid="0001204d" style:font-weight-asian="normal" style:font-weight-complex="normal"/>
    </style:style>
    <style:style style:name="P2" style:family="paragraph" style:parent-style-name="Text_20_body">
      <style:paragraph-properties fo:text-align="start" style:justify-single-word="false"/>
      <style:text-properties style:font-name="Liberation Sans" fo:language="ro" fo:country="RO" fo:font-weight="normal" officeooo:rsid="0001204d" officeooo:paragraph-rsid="0011dc37" style:font-weight-asian="normal" style:font-weight-complex="normal"/>
    </style:style>
    <style:style style:name="P3" style:family="paragraph" style:parent-style-name="Text_20_body">
      <style:paragraph-properties fo:text-align="center" style:justify-single-word="false"/>
      <style:text-properties style:font-name="Liberation Sans" fo:language="ro" fo:country="RO" fo:font-weight="bold" style:font-weight-asian="bold" style:font-weight-complex="bold"/>
    </style:style>
    <style:style style:name="P4" style:family="paragraph" style:parent-style-name="Text_20_body">
      <style:paragraph-properties fo:text-align="center" style:justify-single-word="false"/>
      <style:text-properties style:font-name="Liberation Sans" fo:language="ro" fo:country="RO" fo:font-weight="bold" officeooo:paragraph-rsid="0001204d" style:font-weight-asian="bold" style:font-weight-complex="bold"/>
    </style:style>
    <style:style style:name="P5" style:family="paragraph" style:parent-style-name="Text_20_body">
      <style:paragraph-properties fo:text-align="center" style:justify-single-word="false"/>
      <style:text-properties style:font-name="Liberation Sans" fo:font-size="15pt" fo:language="ro" fo:country="RO" fo:font-weight="bold" officeooo:paragraph-rsid="0001204d" style:font-size-asian="15pt" style:font-weight-asian="bold" style:font-size-complex="15pt" style:font-weight-complex="bold"/>
    </style:style>
    <style:style style:name="P6" style:family="paragraph" style:parent-style-name="Text_20_body">
      <style:paragraph-properties fo:text-align="center" style:justify-single-word="false"/>
      <style:text-properties style:font-name="Liberation Sans" fo:font-size="15pt" fo:language="ro" fo:country="RO" fo:font-weight="bold" officeooo:rsid="00016b2a" officeooo:paragraph-rsid="00016b2a" style:font-size-asian="15pt" style:font-weight-asian="bold" style:font-size-complex="15pt" style:font-weight-complex="bold"/>
    </style:style>
    <style:style style:name="P7" style:family="paragraph" style:parent-style-name="Text_20_body">
      <style:paragraph-properties fo:text-align="start" style:justify-single-word="false"/>
      <style:text-properties style:font-name="Liberation Sans" fo:language="ro" fo:country="RO" fo:font-weight="normal" officeooo:rsid="0001204d" officeooo:paragraph-rsid="0011dc37" style:font-weight-asian="normal" style:font-weight-complex="normal"/>
    </style:style>
    <style:style style:name="P8" style:family="paragraph" style:parent-style-name="Text_20_body">
      <style:paragraph-properties fo:text-align="center" style:justify-single-word="false"/>
      <style:text-properties style:font-name="Liberation Serif" fo:font-size="15pt" fo:language="ro" fo:country="RO" fo:font-weight="normal" officeooo:rsid="00348ec2" officeooo:paragraph-rsid="00016b2a" style:font-size-asian="15pt" style:font-weight-asian="normal" style:font-size-complex="15pt" style:font-weight-complex="normal"/>
    </style:style>
    <style:style style:name="T1" style:family="text">
      <style:text-properties style:font-name="Liberation Serif" officeooo:rsid="000120ce"/>
    </style:style>
    <style:style style:name="T2" style:family="text">
      <style:text-properties style:font-name="Liberation Serif" officeooo:rsid="00016b2a"/>
    </style:style>
    <style:style style:name="T3" style:family="text">
      <style:text-properties style:font-name="Liberation Serif" officeooo:rsid="00029917"/>
    </style:style>
    <style:style style:name="T4" style:family="text">
      <style:text-properties style:font-name="Liberation Serif" officeooo:rsid="00032086"/>
    </style:style>
    <style:style style:name="T5" style:family="text">
      <style:text-properties style:font-name="Liberation Serif" officeooo:rsid="0004bd94"/>
    </style:style>
    <style:style style:name="T6" style:family="text">
      <style:text-properties style:font-name="Liberation Serif" officeooo:rsid="0006c541"/>
    </style:style>
    <style:style style:name="T7" style:family="text">
      <style:text-properties style:font-name="Liberation Serif" officeooo:rsid="0006e105"/>
    </style:style>
    <style:style style:name="T8" style:family="text">
      <style:text-properties style:font-name="Liberation Serif" officeooo:rsid="0007b8da"/>
    </style:style>
    <style:style style:name="T9" style:family="text">
      <style:text-properties style:font-name="Liberation Serif" officeooo:rsid="0009af23"/>
    </style:style>
    <style:style style:name="T10" style:family="text">
      <style:text-properties style:font-name="Liberation Serif" officeooo:rsid="000b32a9"/>
    </style:style>
    <style:style style:name="T11" style:family="text">
      <style:text-properties style:font-name="Liberation Serif" officeooo:rsid="000dd61f"/>
    </style:style>
    <style:style style:name="T12" style:family="text">
      <style:text-properties style:font-name="Liberation Serif" officeooo:rsid="000e0639"/>
    </style:style>
    <style:style style:name="T13" style:family="text">
      <style:text-properties style:font-name="Liberation Serif" officeooo:rsid="000f04b2"/>
    </style:style>
    <style:style style:name="T14" style:family="text">
      <style:text-properties style:font-name="Liberation Serif" officeooo:rsid="000f32ff"/>
    </style:style>
    <style:style style:name="T15" style:family="text">
      <style:text-properties style:font-name="Liberation Serif" officeooo:rsid="001022d5"/>
    </style:style>
    <style:style style:name="T16" style:family="text">
      <style:text-properties style:font-name="Liberation Serif" officeooo:rsid="00113bda"/>
    </style:style>
    <style:style style:name="T17" style:family="text">
      <style:text-properties style:font-name="Liberation Serif" officeooo:rsid="0011dc37"/>
    </style:style>
    <style:style style:name="T18" style:family="text">
      <style:text-properties style:font-name="Liberation Serif" officeooo:rsid="0012cf48"/>
    </style:style>
    <style:style style:name="T19" style:family="text">
      <style:text-properties style:font-name="Liberation Serif" officeooo:rsid="001425c1"/>
    </style:style>
    <style:style style:name="T20" style:family="text">
      <style:text-properties style:font-name="Liberation Serif" officeooo:rsid="0017435f"/>
    </style:style>
    <style:style style:name="T21" style:family="text">
      <style:text-properties style:font-name="Liberation Serif" officeooo:rsid="001831b5"/>
    </style:style>
    <style:style style:name="T22" style:family="text">
      <style:text-properties style:font-name="Liberation Serif" officeooo:rsid="00193435"/>
    </style:style>
    <style:style style:name="T23" style:family="text">
      <style:text-properties style:font-name="Liberation Serif" officeooo:rsid="001a93df"/>
    </style:style>
    <style:style style:name="T24" style:family="text">
      <style:text-properties style:font-name="Liberation Serif" officeooo:rsid="001d792e"/>
    </style:style>
    <style:style style:name="T25" style:family="text">
      <style:text-properties style:font-name="Liberation Serif" officeooo:rsid="00208aa3"/>
    </style:style>
    <style:style style:name="T26" style:family="text">
      <style:text-properties style:font-name="Liberation Serif" officeooo:rsid="00226bbe"/>
    </style:style>
    <style:style style:name="T27" style:family="text">
      <style:text-properties style:font-name="Liberation Serif" officeooo:rsid="0024660f"/>
    </style:style>
    <style:style style:name="T28" style:family="text">
      <style:text-properties style:font-name="Liberation Serif" officeooo:rsid="000c4587"/>
    </style:style>
    <style:style style:name="T29" style:family="text">
      <style:text-properties style:font-name="Liberation Serif" officeooo:rsid="002915fe"/>
    </style:style>
    <style:style style:name="T30" style:family="text">
      <style:text-properties style:font-name="Liberation Serif" officeooo:rsid="002a4d6b"/>
    </style:style>
    <style:style style:name="T31" style:family="text">
      <style:text-properties style:font-name="Liberation Serif" officeooo:rsid="002b9853"/>
    </style:style>
    <style:style style:name="T32" style:family="text">
      <style:text-properties style:font-name="Liberation Serif" officeooo:rsid="002bf3ed"/>
    </style:style>
    <style:style style:name="T33" style:family="text">
      <style:text-properties style:font-name="Liberation Serif" officeooo:rsid="002d08e5"/>
    </style:style>
    <style:style style:name="T34" style:family="text">
      <style:text-properties style:font-name="Liberation Serif" officeooo:rsid="002ee888"/>
    </style:style>
    <style:style style:name="T35" style:family="text">
      <style:text-properties style:font-name="Liberation Serif" officeooo:rsid="0030569d"/>
    </style:style>
    <style:style style:name="T36" style:family="text">
      <style:text-properties fo:font-size="15pt" style:font-size-asian="15pt" style:font-size-complex="15pt"/>
    </style:style>
    <style:style style:name="T37" style:family="text">
      <style:text-properties fo:font-size="15pt" officeooo:rsid="00016b2a" style:font-size-asian="15pt" style:font-size-complex="15pt"/>
    </style:style>
    <style:style style:name="T38" style:family="text">
      <style:text-properties officeooo:rsid="002c141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4"><text:span text:style-name="T36">Rezumat </text:span><text:span text:style-name="T37">al lucrării de disertație cu titlul</text:span></text:p>
      <text:p text:style-name="P6">„A Study of Reinforcement Learning for 3D Games”</text:p>
      <text:p text:style-name="P8"/>
      <text:p text:style-name="P1"><text:span text:style-name="T1"><text:tab/>Mi-am ales să abordez această temă deoarece sunt pasionat de Machine Learning în general, iar jocurile pe calculator sunt un hobby de al meu. </text:span><text:span text:style-name="T2">Am dorit să descopăr prin experientă proprie cum aceste domenii pot fi combinate pentru a dezvolta agenți cu comportament complex.</text:span></text:p>
      <text:p text:style-name="P1"><text:span text:style-name="T2"><text:tab/></text:span><text:span text:style-name="T3">În această lucrare am explorat diferite strategii de antrenare ale unui agent într-un mediu propus de mine. </text:span><text:span text:style-name="T4">Pentru fiecare dintre aceste strategii, am scris observațiile mele subiective despre </text:span><text:span text:style-name="T5">strategiile pe care le-au dezvoltat agenții în încercarea lor de a completa cu succes și în mod consistent o provocare propusă de mine.</text:span></text:p>
      <text:p text:style-name="P1"><text:span text:style-name="T5"><text:tab/></text:span><text:span text:style-name="T6">Provocarea propusă de mine este ca agentul, care controlează o sferă, să scoată afară dintr-o arenă trei sfere. </text:span><text:span text:style-name="T8">Ultimele</text:span><text:span text:style-name="T7"> </text:span><text:span text:style-name="T11">trei</text:span><text:span text:style-name="T28"> </text:span><text:span text:style-name="T7">sfere reprezintă puncte, și nu sunt controlate de alți agenți. </text:span><text:span text:style-name="T9">Agentul câștigă atunci când toate trei sferele sunt scoase afară </text:span><text:span text:style-name="T10">în ordinea cea corectă. Agentul pierde dacă trece prea mult timp, împinge una dintre sfere afară prea devreme sau el însuși cade afară.</text:span></text:p>
      <text:p text:style-name="P2"><text:span text:style-name="T1"><text:tab/></text:span><text:span text:style-name="T11">În mod implicit, agenții primesc ca valori de observație numere reale care reprezintă lucruri precum </text:span><text:span text:style-name="T12">locația</text:span><text:span text:style-name="T11"> </text:span><text:span text:style-name="T12">agentului</text:span><text:span text:style-name="T11">, </text:span><text:span text:style-name="T12">locația </text:span><text:span text:style-name="T14">relativă </text:span><text:span text:style-name="T13">și distanța </text:span><text:span text:style-name="T12">celorlalte sfere față de agent, </text:span><text:span text:style-name="T15">vectorul de velocitate al</text:span><text:span text:style-name="T11"> </text:span><text:span text:style-name="T14">tuturor sferelor</text:span><text:span text:style-name="T12">, </text:span><text:span text:style-name="T14">distanța tuturor sferelor față de centrul arenei </text:span><text:span text:style-name="T16">și un număr întreg care reprezintă numărul sferei pe care agentul trebuie să îl împingă afară.</text:span></text:p>
      <text:p text:style-name="P2"><text:span text:style-name="T16"><text:tab/></text:span><text:span text:style-name="T26">Tehnica de antrenare principal folosită este Reinforcement Learning. Aceasta încurajează antrenarea agenților prin atribuirea unor valori de „reward” positive pentru atunci când face ceva care noi considerăm că ar fi benefic, și negative pentru lucruri care </text:span><text:span text:style-name="T27">sunt detrimentale.</text:span></text:p>
      <text:p text:style-name="P2"><text:span text:style-name="T16"><text:tab/></text:span><text:span text:style-name="T17">Fiecare dintre strategiile de </text:span><text:span text:style-name="T23">antrenare</text:span><text:span text:style-name="T17"> au fost alese pentru a descoperii ce se întâmplă cu agenții</text:span><text:span text:style-name="T16"> </text:span><text:span text:style-name="T17">atunci când se modifică parametrii de antrenare, </text:span><text:span text:style-name="T18">setul de valori de observație, structura rețelei neuronale, </text:span><text:span text:style-name="T19">timpul de antrenare</text:span><text:span text:style-name="T17">, </text:span><text:span text:style-name="T20">provocarea în sine (</text:span><text:span text:style-name="T21">prin simplificarea ei</text:span><text:span text:style-name="T20">) </text:span><text:span text:style-name="T22">sau </text:span><text:span text:style-name="T24">tehnica de </text:span><text:span text:style-name="T25">antrenare în sine</text:span><text:span text:style-name="T24"> (</text:span><text:span text:style-name="T22">prin folosirea tehnicii Curriculum Learning</text:span><text:span text:style-name="T24">)</text:span><text:span text:style-name="T22">.</text:span></text:p>
      <text:p text:style-name="P2"><text:span text:style-name="T22"><text:tab/></text:span><text:span text:style-name="T29">Motorul de jocuri Unity a fost folosit pentru crearea mediilor de antrenare. </text:span><text:span text:style-name="T30">Plugin-ul ML-Agents a fost folosit pentru antrenarea </text:span><text:span text:style-name="T31">agenților</text:span><text:span text:style-name="T30"> respectivi.</text:span></text:p>
      <text:p text:style-name="P2"><text:span text:style-name="T30"><text:tab/></text:span><text:span text:style-name="T32">După ce am încercat să antrenez agenții cu fiecare dintre modificările propuse, am ajuns la concluzia că prin simplul fapt că un agent este lăsat mai mult timp să se antreneze, acesta devine eventual mai bun. Un alt lucru care ajută în mod special performanța medie a agenților este pur și simplu simplificarea provocărilor. </text:span><text:span text:style-name="T34">Am pus în evidență și evoluția performanței medie a agenților pe parcursul </text:span><text:span text:style-name="T35">antrenării</text:span><text:span text:style-name="T34"> lor.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o" fo:country="R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o" fo:country="R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6.3$Windows_X86_64 LibreOffice_project/5896ab1714085361c45cf540f76f60673dd96a72</meta:generator>
    <dc:date>2019-06-18T19:23:58.723000000</dc:date>
    <meta:editing-duration>PT1H15M43S</meta:editing-duration>
    <meta:editing-cycles>48</meta:editing-cycles>
    <meta:document-statistic meta:table-count="0" meta:image-count="0" meta:object-count="0" meta:page-count="1" meta:paragraph-count="10" meta:word-count="406" meta:character-count="2651" meta:non-whitespace-character-count="2246"/>
  </office:meta>
</office:document-meta>
</file>